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3" style:family="graphic" style:parent-style-name="standard">
      <style:graphic-properties draw:fill-color="#e6e64c" draw:textarea-horizontal-align="justify" draw:textarea-vertical-align="middle" draw:auto-grow-height="false" draw:shadow="visib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112cm" svg:height="3.81cm" svg:x="11.477cm" svg:y="2.079cm">
          <text:p text:style-name="P1">Maven Rep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56cm" svg:height="3.556cm" svg:x="3.117cm" svg:y="1.455cm">
          <text:p text:style-name="P1">Start Maven</text:p>
          <text:p text:style-name="P1"><text:s/>Buil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969cm" svg:height="2.032cm" svg:x="2.143cm" svg:y="8.747cm">
          <text:p text:style-name="P1">pom.xml (Maven)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2" draw:text-style-name="P1" draw:layer="layout" svg:x1="4.937cm" svg:y1="5.064cm" svg:x2="5.064cm" svg:y2="8.747cm">
          <text:p/>
        </draw:line>
        <draw:custom-shape draw:style-name="gr3" draw:text-style-name="P1" draw:layer="layout" svg:width="1.016cm" svg:height="0.762cm" svg:x="4.556cm" svg:y="6.08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096cm" svg:height="2.032cm" svg:x="2.397cm" svg:y="14.843cm">
          <text:p text:style-name="P1">build.xml (Ant)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2" draw:text-style-name="P1" draw:layer="layout" svg:x1="2.905cm" svg:y1="10.779cm" svg:x2="2.905cm" svg:y2="14.843cm">
          <text:p/>
        </draw:line>
        <draw:custom-shape draw:style-name="gr3" draw:text-style-name="P1" draw:layer="layout" svg:width="1.016cm" svg:height="0.762cm" svg:x="2.27cm" svg:y="12.176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016cm" svg:height="0.762cm" svg:x="8.843cm" svg:y="10.63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016cm" svg:height="0.762cm" svg:x="5.191cm" svg:y="11.79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.445cm" svg:y1="14.843cm" svg:x2="14.97cm" svg:y2="5.953cm">
          <text:p/>
        </draw:line>
        <draw:line draw:style-name="gr2" draw:text-style-name="P1" draw:layer="layout" svg:x1="7.096cm" svg:y1="14.97cm" svg:x2="5.191cm" svg:y2="10.65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7-28T00:25:37</meta:creation-date>
    <dc:date>2014-07-28T00:40:13</dc:date>
    <meta:editing-duration>PT9M19S</meta:editing-duration>
    <meta:editing-cycles>10</meta:editing-cycles>
    <meta:generator>LibreOffice/3.5$Linux_x86 LibreOffice_project/350m1$Build-201</meta:generator>
    <meta:document-statistic meta:object-count="12"/>
  </office:meta>
</office:document-meta>
</file>